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7ee0a" officeooo:paragraph-rsid="0047ee0a"/>
    </style:style>
    <style:style style:name="P2" style:family="paragraph" style:parent-style-name="Standard">
      <style:text-properties officeooo:rsid="004912fe" officeooo:paragraph-rsid="004912fe"/>
    </style:style>
    <style:style style:name="P3" style:family="paragraph" style:parent-style-name="Standard">
      <style:text-properties officeooo:rsid="00496371" officeooo:paragraph-rsid="00496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reverse proxy to coś takiego co pozwala na jeden entry point</text:p>
      <text:p text:style-name="P2">-Naprawianie błędów na serwerze</text:p>
      <text:p text:style-name="P3">-Uczenie się linux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4T08:53:49.084778144</dc:date>
    <meta:editing-duration>PT21H34M8S</meta:editing-duration>
    <meta:editing-cycles>38</meta:editing-cycles>
    <meta:document-statistic meta:table-count="0" meta:image-count="0" meta:object-count="0" meta:page-count="1" meta:paragraph-count="3" meta:word-count="18" meta:character-count="111" meta:non-whitespace-character-count="96"/>
  </office:meta>
</office:document-meta>
</file>